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02681EF6ED160482237.png" manifest:media-type="image/png"/>
  <manifest:file-entry manifest:full-path="Pictures/1000000000000218000000361045DDBFA948CB3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 officeooo:rsid="00191650" officeooo:paragraph-rsid="00191650"/>
    </style:style>
    <style:style style:name="P3" style:family="paragraph" style:parent-style-name="Standard" style:list-style-name="L1">
      <style:text-properties fo:language="en" fo:country="US" officeooo:rsid="00191650" officeooo:paragraph-rsid="00198c93"/>
    </style:style>
    <style:style style:name="P4" style:family="paragraph" style:parent-style-name="Standard" style:list-style-name="L1">
      <style:text-properties fo:language="en" fo:country="US" officeooo:rsid="00191650" officeooo:paragraph-rsid="001c99aa"/>
    </style:style>
    <style:style style:name="P5" style:family="paragraph" style:parent-style-name="Standard" style:list-style-name="L1">
      <style:text-properties fo:language="en" fo:country="US" officeooo:rsid="00191650" officeooo:paragraph-rsid="002016e1"/>
    </style:style>
    <style:style style:name="P6" style:family="paragraph" style:parent-style-name="Standard">
      <style:text-properties fo:language="en" fo:country="US" officeooo:rsid="00191650" officeooo:paragraph-rsid="001afabc"/>
    </style:style>
    <style:style style:name="P7" style:family="paragraph" style:parent-style-name="Standard" style:list-style-name="L2">
      <style:text-properties fo:language="en" fo:country="US"/>
    </style:style>
    <style:style style:name="P8" style:family="paragraph" style:parent-style-name="Standard" style:list-style-name="L3">
      <style:text-properties fo:language="en" fo:country="US" officeooo:rsid="001afabc" officeooo:paragraph-rsid="001afabc"/>
    </style:style>
    <style:style style:name="P9" style:family="paragraph" style:parent-style-name="Standard" style:list-style-name="L3">
      <style:text-properties fo:language="en" fo:country="US" officeooo:rsid="001afabc" officeooo:paragraph-rsid="002214ca"/>
    </style:style>
    <style:style style:name="P10" style:family="paragraph" style:parent-style-name="Standard">
      <style:text-properties fo:language="en" fo:country="US" officeooo:rsid="001afabc" officeooo:paragraph-rsid="001afabc"/>
    </style:style>
    <style:style style:name="P11" style:family="paragraph" style:parent-style-name="Standard" style:list-style-name="L4">
      <style:text-properties fo:language="en" fo:country="US" officeooo:rsid="001afabc" officeooo:paragraph-rsid="001afabc"/>
    </style:style>
    <style:style style:name="P12" style:family="paragraph" style:parent-style-name="Standard" style:list-style-name="L4">
      <style:text-properties fo:language="en" fo:country="US" officeooo:rsid="001afabc" officeooo:paragraph-rsid="002214ca"/>
    </style:style>
    <style:style style:name="P13" style:family="paragraph" style:parent-style-name="Standard">
      <style:text-properties fo:language="en" fo:country="US" officeooo:rsid="001afabc" officeooo:paragraph-rsid="002214ca"/>
    </style:style>
    <style:style style:name="P14" style:family="paragraph" style:parent-style-name="Standard">
      <style:text-properties fo:language="en" fo:country="US" officeooo:rsid="001c99aa" officeooo:paragraph-rsid="001c99aa"/>
    </style:style>
    <style:style style:name="P15" style:family="paragraph" style:parent-style-name="Standard">
      <style:text-properties fo:language="en" fo:country="US" officeooo:rsid="001c99aa" officeooo:paragraph-rsid="001f7c6d"/>
    </style:style>
    <style:style style:name="P16" style:family="paragraph" style:parent-style-name="Standard">
      <style:text-properties fo:language="en" fo:country="US" officeooo:rsid="001c99aa" officeooo:paragraph-rsid="001e188d"/>
    </style:style>
    <style:style style:name="P17" style:family="paragraph" style:parent-style-name="Standard">
      <style:text-properties fo:language="en" fo:country="US" officeooo:rsid="001c99aa" officeooo:paragraph-rsid="002016e1"/>
    </style:style>
    <style:style style:name="P18" style:family="paragraph" style:parent-style-name="Standard">
      <style:text-properties fo:language="en" fo:country="US" officeooo:rsid="001e188d" officeooo:paragraph-rsid="001e188d"/>
    </style:style>
    <style:style style:name="P19" style:family="paragraph" style:parent-style-name="Standard">
      <style:text-properties fo:language="en" fo:country="US" officeooo:rsid="001f7c6d" officeooo:paragraph-rsid="001f7c6d"/>
    </style:style>
    <style:style style:name="P20" style:family="paragraph" style:parent-style-name="Standard">
      <style:text-properties fo:language="en" fo:country="US" officeooo:rsid="002214ca" officeooo:paragraph-rsid="002214ca"/>
    </style:style>
    <style:style style:name="P21" style:family="paragraph" style:parent-style-name="Standard" style:list-style-name="L3">
      <style:text-properties fo:language="en" fo:country="US" officeooo:rsid="002214ca" officeooo:paragraph-rsid="002214ca"/>
    </style:style>
    <style:style style:name="P22" style:family="paragraph" style:parent-style-name="Standard">
      <style:text-properties fo:language="en" fo:country="US" officeooo:paragraph-rsid="002214ca"/>
    </style:style>
    <style:style style:name="P23" style:family="paragraph" style:parent-style-name="Standard">
      <style:text-properties fo:language="en" fo:country="US" officeooo:rsid="0025b9ed" officeooo:paragraph-rsid="0025b9ed"/>
    </style:style>
    <style:style style:name="P24" style:family="paragraph" style:parent-style-name="Standard" style:list-style-name="L5"/>
    <style:style style:name="P25" style:family="paragraph" style:parent-style-name="Standard" style:list-style-name="L5">
      <style:text-properties officeooo:rsid="002214ca" officeooo:paragraph-rsid="002214ca"/>
    </style:style>
    <style:style style:name="P26" style:family="paragraph" style:parent-style-name="Standard">
      <style:text-properties officeooo:rsid="00235dc3" officeooo:paragraph-rsid="00235dc3"/>
    </style:style>
    <style:style style:name="P27" style:family="paragraph" style:parent-style-name="Standard">
      <style:text-properties officeooo:paragraph-rsid="002707a3"/>
    </style:style>
    <style:style style:name="P28" style:family="paragraph" style:parent-style-name="Text_20_body">
      <style:text-properties officeooo:rsid="0024018b" officeooo:paragraph-rsid="0024018b"/>
    </style:style>
    <style:style style:name="P29" style:family="paragraph" style:parent-style-name="Heading_20_5">
      <style:text-properties fo:language="en" fo:country="US"/>
    </style:style>
    <style:style style:name="T1" style:family="text">
      <style:text-properties officeooo:rsid="00198c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188d" style:font-style-asian="italic" style:font-style-complex="italic"/>
    </style:style>
    <style:style style:name="T4" style:family="text">
      <style:text-properties fo:font-style="italic" fo:font-weight="bold" officeooo:rsid="00198c93" style:font-style-asian="italic" style:font-weight-asian="bold" style:font-style-complex="italic" style:font-weight-complex="bold"/>
    </style:style>
    <style:style style:name="T5" style:family="text">
      <style:text-properties officeooo:rsid="001afabc"/>
    </style:style>
    <style:style style:name="T6" style:family="text">
      <style:text-properties officeooo:rsid="001c99aa"/>
    </style:style>
    <style:style style:name="T7" style:family="text">
      <style:text-properties officeooo:rsid="001e188d"/>
    </style:style>
    <style:style style:name="T8" style:family="text">
      <style:text-properties officeooo:rsid="001f7c6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2016e1"/>
    </style:style>
    <style:style style:name="T11" style:family="text">
      <style:text-properties officeooo:rsid="002214ca"/>
    </style:style>
    <style:style style:name="T12" style:family="text">
      <style:text-properties officeooo:rsid="00235dc3"/>
    </style:style>
    <style:style style:name="T13" style:family="text">
      <style:text-properties officeooo:rsid="0024018b"/>
    </style:style>
    <style:style style:name="T14" style:family="text">
      <style:text-properties officeooo:rsid="0024a187"/>
    </style:style>
    <style:style style:name="T15" style:family="text">
      <style:text-properties officeooo:rsid="0028b6e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5cm" fo:text-indent="-0.635cm" fo:margin-left="1.6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cm" fo:text-indent="-0.635cm" fo:margin-left="2.3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5cm" fo:text-indent="-0.635cm" fo:margin-left="2.9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635cm" fo:margin-left="3.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5cm" fo:text-indent="-0.635cm" fo:margin-left="4.2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cm" fo:text-indent="-0.635cm" fo:margin-left="4.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5cm" fo:text-indent="-0.635cm" fo:margin-left="5.5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cm" fo:text-indent="-0.635cm" fo:margin-left="6.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5cm" fo:text-indent="-0.635cm" fo:margin-left="6.7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cm" fo:text-indent="-0.635cm" fo:margin-left="7.4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uzzyFlex Planner</text:h>
      <text:p text:style-name="P28">Do you have a fuzzy idea of what your day should look like?</text:p>
      <text:p text:style-name="P28">Do you have a hard time juggling appointments in your head?</text:p>
      <text:p text:style-name="P28">Do you hate rigid planning?</text:p>
      <text:p text:style-name="P28">Then FuzzyFlex Planner may be for you.</text:p>
      <text:p text:style-name="P28">It is easy to jut down tasks and swap their order. The duration of a task can be changed on the fly.</text:p>
      <text:p text:style-name="P28">Tasks can be tied to show start and end times for tasks surrounding fixed appointments.</text:p>
      <text:h text:style-name="P29" text:outline-level="5"/>
      <text:h text:style-name="Heading_20_3" text:outline-level="3"><text:span text:style-name="T13">Add n</text:span>ew task</text:h>
      <text:list xml:id="list789121072" text:style-name="L1">
        <text:list-item>
          <text:p text:style-name="P2">Write in textbox</text:p>
        </text:list-item>
        <text:list-item>
          <text:p text:style-name="P3">Press</text:p>
          <text:list>
            <text:list-item>
              <text:p text:style-name="P3"><draw:frame draw:style-name="fr1" draw:name="Billede2" text:anchor-type="paragraph" svg:x="1.937cm" svg:y="0.062cm" svg:width="5.325cm" svg:height="0.381cm" draw:z-index="1"><draw:image xlink:href="Pictures/10000000000002140000002681EF6ED160482237.png" xlink:type="simple" xlink:show="embed" xlink:actuate="onLoad" loext:mime-type="image/png"/></draw:frame><text:s text:c="5"/><text:span text:style-name="T1"><text:s text:c="47"/>to insert task at the top </text:span><text:span text:style-name="T4">or</text:span></text:p>
            </text:list-item>
            <text:list-item>
              <text:p text:style-name="P4"><draw:frame draw:style-name="fr1" draw:name="Billede1" text:anchor-type="paragraph" svg:x="2.854cm" svg:y="0.019cm" svg:width="5.246cm" svg:height="0.529cm" draw:z-index="0"><draw:image xlink:href="Pictures/1000000000000218000000361045DDBFA948CB36.png" xlink:type="simple" xlink:show="embed" xlink:actuate="onLoad" loext:mime-type="image/png"/></draw:frame><text:span text:style-name="T1">click <text:s text:c="51"/>to insert task at the bottom </text:span><text:span text:style-name="T4">or</text:span></text:p>
            </text:list-item>
            <text:list-item>
              <text:p text:style-name="P5"><text:span text:style-name="T6">c</text:span>lick on an existing task. <text:span text:style-name="T6">This</text:span> will insert the new task <text:span text:style-name="T2">right before</text:span> <text:span text:style-name="T5">this task. The two tasks will be tied, if the new task has duration only and no fixed time</text:span></text:p>
            </text:list-item>
          </text:list>
        </text:list-item>
      </text:list>
      <text:p text:style-name="P6"/>
      <text:h text:style-name="Heading_20_5" text:outline-level="5">What to write? </text:h>
      <text:p text:style-name="P23">In FuzzyFlex Planner a task consists of a description and optionally a fixed time and/or a duration.</text:p>
      <text:p text:style-name="P23">“breakfast” will make a fuzzy breakfast-task</text:p>
      <text:p text:style-name="P23">“30m breakfast” will make a somewhat fuzzy 30 minutes breakfast-task</text:p>
      <text:p text:style-name="P23">“0800 breakfast” will make a breakfast-task at 8:00</text:p>
      <text:p text:style-name="P23">“0830 30m breakfast” will make a breakfast-task from 8:30-9:00.</text:p>
      <text:h text:style-name="Heading_20_3" text:outline-level="3">Add <text:span text:style-name="T12">or change </text:span>duration</text:h>
      <text:list xml:id="list3379667369" text:style-name="L5">
        <text:list-item>
          <text:p text:style-name="P24">Click on a task</text:p>
        </text:list-item>
        <text:list-item>
          <text:p text:style-name="P24">Click at the clock-button</text:p>
        </text:list-item>
        <text:list-item>
          <text:p text:style-name="P24">Click at the relevant duration (10, 15, 20, 25, 30 or 45 minutes)</text:p>
        </text:list-item>
        <text:list-item>
          <text:p text:style-name="P25"><text:s/>– or edit the task</text:p>
        </text:list-item>
      </text:list>
      <text:p text:style-name="P26">In order to remember to take breaks durations above 45 minutes is discouraged. </text:p>
      <text:p text:style-name="P26">Clone a task multiple times instead.</text:p>
      <text:p text:style-name="P26"/>
      <text:h text:style-name="Heading_20_3" text:outline-level="3"><text:span text:style-name="T15">Move a</text:span> tasks</text:h>
      <text:list xml:id="list2258749861" text:style-name="L2">
        <text:list-item>
          <text:p text:style-name="P7">Click on the task <text:span text:style-name="T15">to be moved</text:span></text:p>
        </text:list-item>
        <text:list-item>
          <text:p text:style-name="P7">Click on <text:span text:style-name="T15">another</text:span> task <text:span text:style-name="T15">to insert before this</text:span></text:p>
        </text:list-item>
      </text:list>
      <text:p text:style-name="P1"/>
      <text:h text:style-name="Heading_20_3" text:outline-level="3">Edit a task</text:h>
      <text:list xml:id="list4281798226" text:style-name="L3">
        <text:list-item>
          <text:p text:style-name="P8">Click on a task</text:p>
        </text:list-item>
        <text:list-item>
          <text:p text:style-name="P8">Click on the EDIT-button. <text:span text:style-name="T10">The task will disappear and the text will show in the input box</text:span></text:p>
        </text:list-item>
        <text:list-item>
          <text:p text:style-name="P8">Edit the text appering in the input box and add <text:span text:style-name="T10">the </text:span>task <text:span text:style-name="T10">as usual</text:span></text:p>
        </text:list-item>
      </text:list>
      <text:p text:style-name="P22"/>
      <text:h text:style-name="Heading_20_3" text:outline-level="3"><text:soft-page-break/><text:span text:style-name="T11">Clone</text:span> a task</text:h>
      <text:list xml:id="list172522713545542" text:continue-numbering="true" text:style-name="L3">
        <text:list-item>
          <text:p text:style-name="P9">Click on a task</text:p>
        </text:list-item>
        <text:list-item>
          <text:p text:style-name="P9">Click on the EDIT-button. <text:span text:style-name="T10">The task will disappear and the text will show in the input box</text:span></text:p>
        </text:list-item>
        <text:list-item>
          <text:p text:style-name="P9"><text:span text:style-name="T11">A</text:span>dd <text:span text:style-name="T10">the </text:span>task <text:span text:style-name="T10">as usual several times</text:span></text:p>
        </text:list-item>
        <text:list-item>
          <text:p text:style-name="P21">Clear the text box by clicking the CLEAR-button that has replaced the EDIT-button</text:p>
        </text:list-item>
      </text:list>
      <text:p text:style-name="P13"/>
      <text:h text:style-name="Heading_20_3" text:outline-level="3"><text:span text:style-name="T5">Delete</text:span> a task</text:h>
      <text:list xml:id="list921038674" text:style-name="L4">
        <text:list-item>
          <text:p text:style-name="P11">Click on a task</text:p>
        </text:list-item>
        <text:list-item>
          <text:p text:style-name="P11">Click on the EDIT-button. The edit button changes to <text:span text:style-name="T12">a CLEAR</text:span>-button</text:p>
        </text:list-item>
        <text:list-item>
          <text:p text:style-name="P12">Click on <text:span text:style-name="T11">the CLEAR-button</text:span></text:p>
        </text:list-item>
      </text:list>
      <text:p text:style-name="P10"/>
      <text:p text:style-name="P14">Tasks without time or duration will appear fuzzy <text:span text:style-name="T7">and will be placed in order of appearance.</text:span></text:p>
      <text:p text:style-name="P14"/>
      <text:p text:style-name="P15">Tasks without duration <text:span text:style-name="T8">only </text:span>will appear <text:span text:style-name="T8">less </text:span>fuzzy <text:span text:style-name="T7">and will be placed in order of appearance.</text:span></text:p>
      <text:p text:style-name="P18"/>
      <text:p text:style-name="P18">Tasks with a fixed time (a four digit number 1200 = 12:00) will be placed at this time.</text:p>
      <text:p text:style-name="P18"/>
      <text:p text:style-name="P18">Tasks with a fixed time and duration (45m = 45 minutes) will be placed at this time and the height of the task will reflect the duration.</text:p>
      <text:p text:style-name="P14"/>
      <text:p text:style-name="P15"><text:span text:style-name="T7">If placed directly beneath a task with a fixed time via the text box, </text:span>duration-<text:span text:style-name="T7">only</text:span> <text:span text:style-name="T7">t</text:span>asks will <text:span text:style-name="T7">be tied to the fixed-time task and start and end time will be showed. </text:span></text:p>
      <text:p text:style-name="P16"/>
      <text:p text:style-name="P16"><text:span text:style-name="T7">Swapping will </text:span><text:span text:style-name="T3">not</text:span><text:span text:style-name="T7"> tie tasks.</text:span></text:p>
      <text:p text:style-name="P17"><text:span text:style-name="T10">To tie two events, edit a duration-only task to place it just before the fixed-time event</text:span></text:p>
      <text:p text:style-name="P19"/>
      <text:p text:style-name="P19">To tie a <text:span text:style-name="T7">duration-only </text:span>task <text:span text:style-name="T2">after</text:span><text:span text:style-name="T9"> an existing task, use an ”a” before the duration information (a30m instead of just 30m) and click on the existing task.</text:span></text:p>
      <text:p text:style-name="P19"><text:span text:style-name="T9"/></text:p>
      <text:p text:style-name="P20"><text:span text:style-name="T9">To break a tie edit one of the tasks.</text:span></text:p>
      <text:p text:style-name="P20"><text:span text:style-name="T9"/></text:p>
      <text:p text:style-name="P20"><text:span text:style-name="T9"/></text:p>
      <text:h text:style-name="Heading_20_2" text:outline-level="2">Advanced features</text:h>
      <text:p text:style-name="Standard">All tasks take more time than they do, and some tasks drain you more than others. </text:p>
      <text:p text:style-name="Standard">To reflect this all tasks come with a shadow. </text:p>
      <text:p text:style-name="Standard">The length of the shadow is 15 % of the duration of the task. </text:p>
      <text:p text:style-name="Standard"/>
      <text:p text:style-name="Standard">If tasks crowd enough to overlap each others shadows you’ll need a break later. <text:span text:style-name="T14">A shadow-overlap will generate a pause-task at the end of the day. Move these pauses into your day as much as possible. </text:span></text:p>
      <text:p text:style-name="Standard"/>
      <text:p text:style-name="Standard">Extra draining tasks can be told to generate bigger shadows by adding an “s” and a number signifying a percentage of the task duration. </text:p>
      <text:p text:style-name="P27">Thus “1230 2h lunch at inlaws s150” will add a task from 12:30-14:30 and a 3 hour shadow later in the day to remind you not to overtax yourself. </text:p>
      <text:p text:style-name="P27">In order to make it easier to fit in the pauses the 3 hour shadow will be split in 6 half-hour tas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4:24:40.947000000</meta:creation-date>
    <dc:date>2020-02-15T17:25:21.097000000</dc:date>
    <meta:editing-duration>PT48M14S</meta:editing-duration>
    <meta:editing-cycles>8</meta:editing-cycles>
    <meta:generator>LibreOffice/6.1.0.3$Windows_X86_64 LibreOffice_project/efb621ed25068d70781dc026f7e9c5187a4decd1</meta:generator>
    <meta:document-statistic meta:table-count="0" meta:image-count="2" meta:object-count="0" meta:page-count="2" meta:paragraph-count="59" meta:word-count="690" meta:character-count="3656" meta:non-whitespace-character-count="2932"/>
  </office:meta>
</office:document-meta>
</file>